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327.69pt" svg:height="473.05pt" svg:x="529.31pt" svg:y="0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" calcext:value-type="float">
            <text:p>48.524648582053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" calcext:value-type="float">
            <text:p>43.524648582053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" calcext:value-type="float">
            <text:p>48.524648582053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1" calcext:value-type="float">
            <text:p>39.1161521028861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39" calcext:value-type="float">
            <text:p>30.0971330309539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27.63pt" svg:height="472.85pt" svg:x="530.7pt" svg:y="0pt">
            <loext:p draw:notify-on-update-of-ranges="'with stations'.D2:'with stations'.D114 'with stations'.A2:'with stations'.A234 'with stations'.B2:'with stations'.B234 'with stations'.C2:'with stations'.C114 'with stations'.D2:'with stations'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6413986500297" calcext:value-type="float">
            <text:p>47.641398650029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5" calcext:value-type="float">
            <text:p>24.8858423576715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5" calcext:value-type="float">
            <text:p>27.3858423576715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9" calcext:value-type="float">
            <text:p>46.22459297336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9" calcext:value-type="float">
            <text:p>46.22459297336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39" calcext:value-type="float">
            <text:p>36.9689661768439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9" calcext:value-type="float">
            <text:p>46.22459297336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9" calcext:value-type="float">
            <text:p>46.22459297336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9" calcext:value-type="float">
            <text:p>46.22459297336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9" calcext:value-type="float">
            <text:p>46.22459297336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9" calcext:value-type="float">
            <text:p>46.22459297336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5" calcext:value-type="float">
            <text:p>24.8858423576715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9" calcext:value-type="float">
            <text:p>43.9529082580259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9" calcext:value-type="float">
            <text:p>46.22459297336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9" calcext:value-type="float">
            <text:p>46.22459297336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2" calcext:value-type="float">
            <text:p>38.7662262436342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9" calcext:value-type="float">
            <text:p>46.22459297336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1329.93pt" svg:height="472.11pt" svg:x="526.05pt" svg:y="0pt">
            <loext:p draw:notify-on-update-of-ranges="Sheet3.B2:Sheet3.B222 Sheet3.A2:Sheet3.A222 Sheet3.D2:Sheet3.D114 Sheet3.C2:Sheet3.C1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 style:data-style-name="N2" text:time-value="00:24:05.069516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3:39:16.676391018</dc:date>
    <meta:editing-duration>PT15H29M48S</meta:editing-duration>
    <meta:editing-cycles>23</meta:editing-cycles>
    <meta:generator>LibreOffice/5.2.7.2$Linux_X86_64 LibreOffice_project/20m0$Build-2</meta:generator>
    <meta:document-statistic meta:table-count="3" meta:cell-count="28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9cm" svg:height="16.689cm" xlink:href=".." xlink:type="simple" chart:class="chart:scatter" chart:style-name="ch1">
        <chart:title svg:x="20.716cm" svg:y="0.469cm" chart:style-name="ch2">
          <text:p>Sprinter Maximum Speeds</text:p>
        </chart:title>
        <chart:legend chart:legend-position="end" svg:x="44.569cm" svg:y="7.796cm" style:legend-expansion="high" chart:style-name="ch3"/>
        <chart:plot-area chart:style-name="ch4" table:cell-range-address="maxspeeds3.A2:maxspeeds3.B222 maxspeeds3.D2:maxspeeds3.D81" chart:data-source-has-labels="row" svg:x="1.947cm" svg:y="1.581cm" svg:width="41.686cm" svg:height="13.794cm">
          <chartooo:coordinate-region svg:x="2.568cm" svg:y="1.78cm" svg:width="40.785cm" svg:height="12.948cm"/>
          <chart:axis chart:dimension="x" chart:name="primary-x" chart:style-name="ch5">
            <chart:title svg:x="22.495cm" svg:y="15.708cm" chart:style-name="ch6">
              <text:p>MP</text:p>
            </chart:title>
            <chart:grid chart:style-name="ch7" chart:class="major"/>
          </chart:axis>
          <chart:axis chart:dimension="y" chart:name="primary-y" chart:style-name="ch8">
            <chart:title svg:x="0.451cm" svg:y="9.475cm" chart:style-name="ch9">
              <text:p>Speed (mph)</text:p>
            </chart:title>
            <chart:grid chart:style-name="ch7" chart:class="major"/>
          </chart:axis>
          <chart:series chart:style-name="ch10" chart:values-cell-range-address="maxspeeds3.B2:maxspeeds3.B222" loext:label-string="&quot;speed&quot;" chart:class="chart:scatter">
            <chart:domain table:cell-range-address="maxspeeds3.A2:maxspeeds3.A222"/>
            <chart:data-point chart:repeated="221"/>
          </chart:series>
          <chart:series chart:style-name="ch11" chart:values-cell-range-address="maxspeeds3.D2:maxspeeds3.D81" loext:label-string="&quot;limit&quot;" chart:class="chart:scatter">
            <chart:domain table:cell-range-address="maxspeeds3.C2:maxspeeds3.C81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7cm" svg:height="16.682cm" xlink:href=".." xlink:type="simple" chart:class="chart:scatter" chart:style-name="ch1">
        <chart:title svg:x="20.715cm" svg:y="0.469cm" chart:style-name="ch2">
          <text:p>Sprinter Maximum Speeds</text:p>
        </chart:title>
        <chart:legend chart:legend-position="end" svg:x="44.567cm" svg:y="7.793cm" style:legend-expansion="high" chart:style-name="ch3"/>
        <chart:plot-area chart:style-name="ch4" table:cell-range-address="'with stations'.D2:'with stations'.D114 'with stations'.A2:'with stations'.B234" chart:data-source-has-labels="both" svg:x="1.947cm" svg:y="1.581cm" svg:width="41.684cm" svg:height="13.787cm">
          <chartooo:coordinate-region svg:x="2.568cm" svg:y="1.78cm" svg:width="40.783cm" svg:height="12.941cm"/>
          <chart:axis chart:dimension="x" chart:name="primary-x" chart:style-name="ch5" chartooo:axis-type="auto">
            <chart:title svg:x="22.494cm" svg:y="15.701cm" chart:style-name="ch6">
              <text:p>MP</text:p>
            </chart:title>
            <chart:categories table:cell-range-address="'with stations'.D2:'with stations'.D114"/>
            <chart:grid chart:style-name="ch7" chart:class="major"/>
          </chart:axis>
          <chart:axis chart:dimension="y" chart:name="primary-y" chart:style-name="ch8">
            <chart:title svg:x="0.451cm" svg:y="9.471cm" chart:style-name="ch9">
              <text:p>Speed (mph)</text:p>
            </chart:title>
            <chart:grid chart:style-name="ch7" chart:class="major"/>
          </chart:axis>
          <chart:series chart:style-name="ch10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98" chart:maximum="12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918cm" svg:height="16.656cm" xlink:href=".." xlink:type="simple" chart:class="chart:scatter" chart:style-name="ch1">
        <chart:legend chart:legend-position="end" svg:x="44.648cm" svg:y="7.78cm" style:legend-expansion="high" chart:style-name="ch2"/>
        <chart:plot-area chart:style-name="ch3" table:cell-range-address="Sheet3.A2:Sheet3.B222 Sheet3.D2:Sheet3.D114" chart:data-source-has-labels="row" svg:x="0.938cm" svg:y="0.333cm" svg:width="42.772cm" svg:height="15.99cm">
          <chartooo:coordinate-region svg:x="1.559cm" svg:y="0.532cm" svg:width="41.871cm" svg:height="15.14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B2:Sheet3.B222" loext:label-string="&quot;speed&quot;" chart:class="chart:scatter">
            <chart:domain table:cell-range-address="Sheet3.A2:Sheet3.A222"/>
            <chart:data-point chart:repeated="221"/>
          </chart:series>
          <chart:series chart:style-name="ch8" chart:values-cell-range-address="Sheet3.D2:Sheet3.D114" loext:label-string="&quot;limit&quot;" chart:class="chart:scatter">
            <chart:domain table:cell-range-address="Sheet3.C2:Sheet3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Sheet3.A2:Sheet3.A222</svg:desc>
                </draw:g>
              </table:table-cell>
              <table:table-cell office:value-type="float" office:value="0">
                <text:p>0</text:p>
                <draw:g>
                  <svg:desc>Sheet3.B2:Sheet3.B222</svg:desc>
                </draw:g>
              </table:table-cell>
              <table:table-cell office:value-type="float" office:value="99.3">
                <text:p>99.3</text:p>
                <draw:g>
                  <svg:desc>Sheet3.C2:Sheet3.C114</svg:desc>
                </draw:g>
              </table:table-cell>
              <table:table-cell office:value-type="float" office:value="0">
                <text:p>0</text:p>
                <draw:g>
                  <svg:desc>Sheet3.D2:Sheet3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